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AA000002354BDCC4B2C67C59E7.jpg" manifest:media-type="image/jpeg"/>
  <manifest:file-entry manifest:full-path="Pictures/1000000000000291000001F6BFE9863DAF282711.jpg" manifest:media-type="image/jpeg"/>
  <manifest:file-entry manifest:full-path="Pictures/TablePreview1.svm" manifest:media-type=""/>
  <manifest:file-entry manifest:full-path="Pictures/10000000000002F00000003D7B72A2E032451D34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3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4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fill-color="#454fa1"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notes">
      <style:graphic-properties draw:fill-color="#ffffff" fo:min-height="13.364cm"/>
    </style:style>
    <style:style style:name="pr8" style:family="presentation" style:parent-style-name="Classy_5f_Red1-title">
      <style:graphic-properties fo:min-height="2.629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1.466cm"/>
    </style:style>
    <style:style style:name="ro2" style:family="table-row">
      <style:table-row-properties style:row-height="1.47cm"/>
    </style:style>
    <style:style style:name="ce1" style:family="table-cell">
      <loext:graphic-properties style:repeat="repeat"/>
    </style:style>
    <style:style style:name="P1" style:family="paragraph">
      <loext:graphic-properties draw:fill-color="#454fa1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style:text-properties fo:color="#5565af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="solid" draw:fill-color="#c7243a"/>
      <style:paragraph-properties fo:text-align="center"/>
    </style:style>
    <style:style style:name="P7" style:family="paragraph">
      <loext:graphic-properties draw:fill="solid" draw:fill-color="#edad0b"/>
      <style:paragraph-properties fo:text-align="center"/>
    </style:style>
    <style:style style:name="P8" style:family="paragraph">
      <loext:graphic-properties draw:fill="solid" draw:fill-color="#009f8c"/>
      <style:paragraph-properties fo:text-align="center"/>
    </style:style>
    <style:style style:name="P9" style:family="paragraph">
      <loext:graphic-properties draw:fill-color="#ffffff"/>
      <style:text-properties style:font-size-asian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T1" style:family="text">
      <style:text-properties style:font-size-asian="24pt"/>
    </style:style>
    <style:style style:name="T2" style:family="text">
      <style:text-properties fo:color="#5565af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Biblioteca CNITV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<text:span text:style-name="T1">Andrei Niculae XII G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4"><text:span text:style-name="T2">Scenariu</text:span></text:p>
          </draw:text-box>
        </draw:frame>
        <draw:frame presentation:style-name="pr5" draw:text-style-name="P5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 text:style-name="P5"><text:span text:style-name="T3">CNITV organizeaza o ativitate de voluntariat in cadrul bibliotecii liceului, in scopul renovarii acesteia. In acest sens, cartile vor fi stocate intr-o baza de date SQL. Fiecare carte va fi analizata, pusa intr-o categorie, iar informatiile precum: titlu, <text:s/>nume autor, editura, an, pret, cota vor fi structurate in baza de date(pentru a nu recurge la metode neortodoxe precum excel)). 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draw:style-name="standard" draw:layer="layout" svg:width="25.198cm" svg:height="8.799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2" draw:text-style-name="P6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7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8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draw:style-name="gr5" draw:text-style-name="P10" draw:layer="layout" svg:width="16.687cm" svg:height="12.75cm" svg:x="0.839cm" svg:y="1.474cm">
          <draw:image xlink:href="Pictures/1000000000000291000001F6BFE9863DAF282711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draw:style-name="gr6" draw:text-style-name="P11" draw:layer="layout" svg:width="10.819cm" svg:height="13.462cm" svg:x="7.366cm" svg:y="1.016cm">
          <draw:image xlink:href="Pictures/10000000000001AA000002354BDCC4B2C67C59E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2T07:50:10.784891149</meta:creation-date>
    <meta:editing-duration>PT1H5M56S</meta:editing-duration>
    <meta:editing-cycles>10</meta:editing-cycles>
    <meta:generator>LibreOffice/6.0.7.3$Linux_X86_64 LibreOffice_project/00m0$Build-3</meta:generator>
    <dc:title>Classy Red</dc:title>
    <dc:date>2019-11-12T09:07:48.771527750</dc:date>
    <meta:document-statistic meta:object-count="61"/>
  </office:meta>
</office:document-meta>
</file>